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cp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min_split</text:p>
          </table:table-cell>
          <table:table-cell office:value-type="string" calcext:value-type="string">
            <text:p>vminbucket</text:p>
          </table:table-cell>
          <table:table-cell office:value-type="string" calcext:value-type="string">
            <text:p>ganancia_promed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51378000" calcext:value-type="float">
            <text:p>5137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51378000" calcext:value-type="float">
            <text:p>5137800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51378000" calcext:value-type="float">
            <text:p>5137800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1054000" calcext:value-type="float">
            <text:p>5105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1054000" calcext:value-type="float">
            <text:p>5105400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1054000" calcext:value-type="float">
            <text:p>5105400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51030000" calcext:value-type="float">
            <text:p>5103000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51030000" calcext:value-type="float">
            <text:p>5103000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51030000" calcext:value-type="float">
            <text:p>5103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922000" calcext:value-type="float">
            <text:p>5092200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922000" calcext:value-type="float">
            <text:p>5092200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922000" calcext:value-type="float">
            <text:p>509220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50808000" calcext:value-type="float">
            <text:p>5080800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50808000" calcext:value-type="float">
            <text:p>5080800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50808000" calcext:value-type="float">
            <text:p>5080800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50690000" calcext:value-type="float">
            <text:p>5069000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50690000" calcext:value-type="float">
            <text:p>506900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50690000" calcext:value-type="float">
            <text:p>5069000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0684000" calcext:value-type="float">
            <text:p>5068400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0684000" calcext:value-type="float">
            <text:p>5068400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0684000" calcext:value-type="float">
            <text:p>5068400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50518000" calcext:value-type="float">
            <text:p>5051800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50518000" calcext:value-type="float">
            <text:p>5051800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50518000" calcext:value-type="float">
            <text:p>50518000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392000" calcext:value-type="float">
            <text:p>5039200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392000" calcext:value-type="float">
            <text:p>5039200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392000" calcext:value-type="float">
            <text:p>5039200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0266000" calcext:value-type="float">
            <text:p>5026600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50206000" calcext:value-type="float">
            <text:p>5020600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50206000" calcext:value-type="float">
            <text:p>502060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50206000" calcext:value-type="float">
            <text:p>5020600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50144000" calcext:value-type="float">
            <text:p>5014400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50144000" calcext:value-type="float">
            <text:p>50144000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50144000" calcext:value-type="float">
            <text:p>5014400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0132000" calcext:value-type="float">
            <text:p>5013200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0132000" calcext:value-type="float">
            <text:p>5013200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0132000" calcext:value-type="float">
            <text:p>5013200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128000" calcext:value-type="float">
            <text:p>5012800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128000" calcext:value-type="float">
            <text:p>5012800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50128000" calcext:value-type="float">
            <text:p>5012800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0120000" calcext:value-type="float">
            <text:p>5012000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0120000" calcext:value-type="float">
            <text:p>5012000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0120000" calcext:value-type="float">
            <text:p>5012000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0104000" calcext:value-type="float">
            <text:p>5010400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0104000" calcext:value-type="float">
            <text:p>5010400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50104000" calcext:value-type="float">
            <text:p>5010400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50076000" calcext:value-type="float">
            <text:p>5007600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50076000" calcext:value-type="float">
            <text:p>50076000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50076000" calcext:value-type="float">
            <text:p>50076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9964000" calcext:value-type="float">
            <text:p>4996400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9964000" calcext:value-type="float">
            <text:p>4996400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9964000" calcext:value-type="float">
            <text:p>4996400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956000" calcext:value-type="float">
            <text:p>4995600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956000" calcext:value-type="float">
            <text:p>4995600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956000" calcext:value-type="float">
            <text:p>49956000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9956000" calcext:value-type="float">
            <text:p>499560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9924000" calcext:value-type="float">
            <text:p>49924000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9924000" calcext:value-type="float">
            <text:p>4992400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9924000" calcext:value-type="float">
            <text:p>4992400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904000" calcext:value-type="float">
            <text:p>49904000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9878000" calcext:value-type="float">
            <text:p>4987800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9878000" calcext:value-type="float">
            <text:p>4987800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9878000" calcext:value-type="float">
            <text:p>49878000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9870000" calcext:value-type="float">
            <text:p>49870000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9870000" calcext:value-type="float">
            <text:p>498700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9870000" calcext:value-type="float">
            <text:p>49870000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868000" calcext:value-type="float">
            <text:p>4986800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868000" calcext:value-type="float">
            <text:p>4986800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868000" calcext:value-type="float">
            <text:p>4986800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856000" calcext:value-type="float">
            <text:p>49856000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9848000" calcext:value-type="float">
            <text:p>49848000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9802000" calcext:value-type="float">
            <text:p>49802000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9802000" calcext:value-type="float">
            <text:p>49802000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9802000" calcext:value-type="float">
            <text:p>49802000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9802000" calcext:value-type="float">
            <text:p>49802000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9802000" calcext:value-type="float">
            <text:p>49802000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9802000" calcext:value-type="float">
            <text:p>4980200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764000" calcext:value-type="float">
            <text:p>49764000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764000" calcext:value-type="float">
            <text:p>49764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9760000" calcext:value-type="float">
            <text:p>49760000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9760000" calcext:value-type="float">
            <text:p>49760000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748000" calcext:value-type="float">
            <text:p>4974800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744000" calcext:value-type="float">
            <text:p>49744000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744000" calcext:value-type="float">
            <text:p>49744000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744000" calcext:value-type="float">
            <text:p>49744000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9720000" calcext:value-type="float">
            <text:p>497200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9720000" calcext:value-type="float">
            <text:p>497200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9720000" calcext:value-type="float">
            <text:p>49720000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9696000" calcext:value-type="float">
            <text:p>496960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9696000" calcext:value-type="float">
            <text:p>4969600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9696000" calcext:value-type="float">
            <text:p>496960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9672000" calcext:value-type="float">
            <text:p>49672000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9636000" calcext:value-type="float">
            <text:p>496360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9636000" calcext:value-type="float">
            <text:p>49636000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9636000" calcext:value-type="float">
            <text:p>496360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626000" calcext:value-type="float">
            <text:p>496260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9624000" calcext:value-type="float">
            <text:p>49624000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9624000" calcext:value-type="float">
            <text:p>49624000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9624000" calcext:value-type="float">
            <text:p>4962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9602000" calcext:value-type="float">
            <text:p>4960200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9602000" calcext:value-type="float">
            <text:p>49602000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9602000" calcext:value-type="float">
            <text:p>496020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9586000" calcext:value-type="float">
            <text:p>495860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9586000" calcext:value-type="float">
            <text:p>495860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9586000" calcext:value-type="float">
            <text:p>495860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576000" calcext:value-type="float">
            <text:p>49576000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576000" calcext:value-type="float">
            <text:p>49576000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576000" calcext:value-type="float">
            <text:p>49576000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9552000" calcext:value-type="float">
            <text:p>495520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9552000" calcext:value-type="float">
            <text:p>495520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9552000" calcext:value-type="float">
            <text:p>495520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9548000" calcext:value-type="float">
            <text:p>495480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9548000" calcext:value-type="float">
            <text:p>495480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9548000" calcext:value-type="float">
            <text:p>49548000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520000" calcext:value-type="float">
            <text:p>495200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9478000" calcext:value-type="float">
            <text:p>49478000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9478000" calcext:value-type="float">
            <text:p>494780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9478000" calcext:value-type="float">
            <text:p>494780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9472000" calcext:value-type="float">
            <text:p>494720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9472000" calcext:value-type="float">
            <text:p>494720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9472000" calcext:value-type="float">
            <text:p>49472000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9456000" calcext:value-type="float">
            <text:p>494560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9456000" calcext:value-type="float">
            <text:p>49456000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9456000" calcext:value-type="float">
            <text:p>494560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9444000" calcext:value-type="float">
            <text:p>49444000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9404000" calcext:value-type="float">
            <text:p>494040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9404000" calcext:value-type="float">
            <text:p>494040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9404000" calcext:value-type="float">
            <text:p>494040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9396000" calcext:value-type="float">
            <text:p>493960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9366000" calcext:value-type="float">
            <text:p>493660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9366000" calcext:value-type="float">
            <text:p>493660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9366000" calcext:value-type="float">
            <text:p>49366000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366000" calcext:value-type="float">
            <text:p>49366000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366000" calcext:value-type="float">
            <text:p>49366000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9366000" calcext:value-type="float">
            <text:p>493660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354000" calcext:value-type="float">
            <text:p>49354000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354000" calcext:value-type="float">
            <text:p>493540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354000" calcext:value-type="float">
            <text:p>49354000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268000" calcext:value-type="float">
            <text:p>49268000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268000" calcext:value-type="float">
            <text:p>492680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268000" calcext:value-type="float">
            <text:p>49268000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9252000" calcext:value-type="float">
            <text:p>49252000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9252000" calcext:value-type="float">
            <text:p>49252000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9252000" calcext:value-type="float">
            <text:p>492520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9248000" calcext:value-type="float">
            <text:p>49248000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9248000" calcext:value-type="float">
            <text:p>492480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9248000" calcext:value-type="float">
            <text:p>49248000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9248000" calcext:value-type="float">
            <text:p>4924800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9248000" calcext:value-type="float">
            <text:p>492480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9248000" calcext:value-type="float">
            <text:p>492480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202000" calcext:value-type="float">
            <text:p>49202000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202000" calcext:value-type="float">
            <text:p>49202000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9202000" calcext:value-type="float">
            <text:p>49202000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9188000" calcext:value-type="float">
            <text:p>49188000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9188000" calcext:value-type="float">
            <text:p>491880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9188000" calcext:value-type="float">
            <text:p>491880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9186000" calcext:value-type="float">
            <text:p>491860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150000" calcext:value-type="float">
            <text:p>491500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150000" calcext:value-type="float">
            <text:p>49150000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150000" calcext:value-type="float">
            <text:p>49150000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9146000" calcext:value-type="float">
            <text:p>49146000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9146000" calcext:value-type="float">
            <text:p>49146000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9146000" calcext:value-type="float">
            <text:p>49146000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104000" calcext:value-type="float">
            <text:p>491040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104000" calcext:value-type="float">
            <text:p>49104000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104000" calcext:value-type="float">
            <text:p>491040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9092000" calcext:value-type="float">
            <text:p>49092000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9092000" calcext:value-type="float">
            <text:p>49092000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9092000" calcext:value-type="float">
            <text:p>49092000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9092000" calcext:value-type="float">
            <text:p>490920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9092000" calcext:value-type="float">
            <text:p>49092000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9092000" calcext:value-type="float">
            <text:p>49092000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9086000" calcext:value-type="float">
            <text:p>49086000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9086000" calcext:value-type="float">
            <text:p>4908600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9086000" calcext:value-type="float">
            <text:p>49086000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066000" calcext:value-type="float">
            <text:p>49066000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9064000" calcext:value-type="float">
            <text:p>4906400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9042000" calcext:value-type="float">
            <text:p>49042000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9042000" calcext:value-type="float">
            <text:p>49042000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9042000" calcext:value-type="float">
            <text:p>49042000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018000" calcext:value-type="float">
            <text:p>49018000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018000" calcext:value-type="float">
            <text:p>49018000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9018000" calcext:value-type="float">
            <text:p>49018000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8986000" calcext:value-type="float">
            <text:p>48986000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8986000" calcext:value-type="float">
            <text:p>4898600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8986000" calcext:value-type="float">
            <text:p>48986000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976000" calcext:value-type="float">
            <text:p>48976000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976000" calcext:value-type="float">
            <text:p>48976000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976000" calcext:value-type="float">
            <text:p>4897600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968000" calcext:value-type="float">
            <text:p>48968000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968000" calcext:value-type="float">
            <text:p>48968000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968000" calcext:value-type="float">
            <text:p>48968000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968000" calcext:value-type="float">
            <text:p>48968000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968000" calcext:value-type="float">
            <text:p>48968000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968000" calcext:value-type="float">
            <text:p>48968000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966000" calcext:value-type="float">
            <text:p>48966000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966000" calcext:value-type="float">
            <text:p>48966000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966000" calcext:value-type="float">
            <text:p>48966000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962000" calcext:value-type="float">
            <text:p>48962000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962000" calcext:value-type="float">
            <text:p>48962000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962000" calcext:value-type="float">
            <text:p>4896200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8952000" calcext:value-type="float">
            <text:p>48952000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8952000" calcext:value-type="float">
            <text:p>48952000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8952000" calcext:value-type="float">
            <text:p>4895200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8938000" calcext:value-type="float">
            <text:p>48938000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8938000" calcext:value-type="float">
            <text:p>48938000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8938000" calcext:value-type="float">
            <text:p>48938000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916000" calcext:value-type="float">
            <text:p>48916000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902000" calcext:value-type="float">
            <text:p>48902000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902000" calcext:value-type="float">
            <text:p>48902000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902000" calcext:value-type="float">
            <text:p>48902000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8884000" calcext:value-type="float">
            <text:p>48884000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878000" calcext:value-type="float">
            <text:p>48878000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878000" calcext:value-type="float">
            <text:p>48878000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878000" calcext:value-type="float">
            <text:p>48878000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872000" calcext:value-type="float">
            <text:p>48872000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872000" calcext:value-type="float">
            <text:p>48872000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872000" calcext:value-type="float">
            <text:p>48872000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8846000" calcext:value-type="float">
            <text:p>48846000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8846000" calcext:value-type="float">
            <text:p>48846000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8846000" calcext:value-type="float">
            <text:p>48846000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846000" calcext:value-type="float">
            <text:p>48846000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8824000" calcext:value-type="float">
            <text:p>48824000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822000" calcext:value-type="float">
            <text:p>48822000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822000" calcext:value-type="float">
            <text:p>48822000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8822000" calcext:value-type="float">
            <text:p>48822000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812000" calcext:value-type="float">
            <text:p>48812000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8780000" calcext:value-type="float">
            <text:p>48780000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8780000" calcext:value-type="float">
            <text:p>48780000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8780000" calcext:value-type="float">
            <text:p>48780000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8774000" calcext:value-type="float">
            <text:p>48774000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8754000" calcext:value-type="float">
            <text:p>48754000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8754000" calcext:value-type="float">
            <text:p>48754000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8754000" calcext:value-type="float">
            <text:p>48754000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752000" calcext:value-type="float">
            <text:p>48752000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752000" calcext:value-type="float">
            <text:p>48752000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752000" calcext:value-type="float">
            <text:p>48752000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720000" calcext:value-type="float">
            <text:p>48720000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8710000" calcext:value-type="float">
            <text:p>48710000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8710000" calcext:value-type="float">
            <text:p>48710000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8710000" calcext:value-type="float">
            <text:p>48710000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708000" calcext:value-type="float">
            <text:p>48708000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708000" calcext:value-type="float">
            <text:p>4870800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708000" calcext:value-type="float">
            <text:p>48708000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696000" calcext:value-type="float">
            <text:p>48696000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8696000" calcext:value-type="float">
            <text:p>48696000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696000" calcext:value-type="float">
            <text:p>48696000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8696000" calcext:value-type="float">
            <text:p>48696000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696000" calcext:value-type="float">
            <text:p>48696000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8696000" calcext:value-type="float">
            <text:p>48696000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692000" calcext:value-type="float">
            <text:p>48692000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692000" calcext:value-type="float">
            <text:p>48692000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692000" calcext:value-type="float">
            <text:p>48692000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672000" calcext:value-type="float">
            <text:p>48672000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670000" calcext:value-type="float">
            <text:p>48670000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8670000" calcext:value-type="float">
            <text:p>48670000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8668000" calcext:value-type="float">
            <text:p>48668000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8668000" calcext:value-type="float">
            <text:p>48668000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8668000" calcext:value-type="float">
            <text:p>48668000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8578000" calcext:value-type="float">
            <text:p>48578000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8578000" calcext:value-type="float">
            <text:p>48578000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8578000" calcext:value-type="float">
            <text:p>48578000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8572000" calcext:value-type="float">
            <text:p>48572000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8572000" calcext:value-type="float">
            <text:p>48572000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8572000" calcext:value-type="float">
            <text:p>48572000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572000" calcext:value-type="float">
            <text:p>48572000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572000" calcext:value-type="float">
            <text:p>48572000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572000" calcext:value-type="float">
            <text:p>48572000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8562000" calcext:value-type="float">
            <text:p>48562000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8516000" calcext:value-type="float">
            <text:p>48516000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8514000" calcext:value-type="float">
            <text:p>48514000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8514000" calcext:value-type="float">
            <text:p>48514000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8514000" calcext:value-type="float">
            <text:p>48514000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-0.1" calcext:value-type="float">
            <text:p>-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8504000" calcext:value-type="float">
            <text:p>48504000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502000" calcext:value-type="float">
            <text:p>48502000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502000" calcext:value-type="float">
            <text:p>48502000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502000" calcext:value-type="float">
            <text:p>48502000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502000" calcext:value-type="float">
            <text:p>48502000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502000" calcext:value-type="float">
            <text:p>48502000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502000" calcext:value-type="float">
            <text:p>48502000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494000" calcext:value-type="float">
            <text:p>48494000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494000" calcext:value-type="float">
            <text:p>48494000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494000" calcext:value-type="float">
            <text:p>48494000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8490000" calcext:value-type="float">
            <text:p>48490000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8490000" calcext:value-type="float">
            <text:p>48490000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8490000" calcext:value-type="float">
            <text:p>4849000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8486000" calcext:value-type="float">
            <text:p>4848600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8486000" calcext:value-type="float">
            <text:p>48486000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8486000" calcext:value-type="float">
            <text:p>48486000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8442000" calcext:value-type="float">
            <text:p>48442000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436000" calcext:value-type="float">
            <text:p>48436000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72000" calcext:value-type="float">
            <text:p>48372000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72000" calcext:value-type="float">
            <text:p>48372000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372000" calcext:value-type="float">
            <text:p>48372000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342000" calcext:value-type="float">
            <text:p>48342000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342000" calcext:value-type="float">
            <text:p>48342000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8342000" calcext:value-type="float">
            <text:p>48342000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336000" calcext:value-type="float">
            <text:p>48336000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336000" calcext:value-type="float">
            <text:p>48336000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336000" calcext:value-type="float">
            <text:p>48336000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334000" calcext:value-type="float">
            <text:p>48334000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8300000" calcext:value-type="float">
            <text:p>48300000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8300000" calcext:value-type="float">
            <text:p>48300000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8300000" calcext:value-type="float">
            <text:p>48300000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280000" calcext:value-type="float">
            <text:p>48280000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198000" calcext:value-type="float">
            <text:p>48198000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8184000" calcext:value-type="float">
            <text:p>48184000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184000" calcext:value-type="float">
            <text:p>48184000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184000" calcext:value-type="float">
            <text:p>48184000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184000" calcext:value-type="float">
            <text:p>48184000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184000" calcext:value-type="float">
            <text:p>48184000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124000" calcext:value-type="float">
            <text:p>48124000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124000" calcext:value-type="float">
            <text:p>48124000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8124000" calcext:value-type="float">
            <text:p>48124000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8122000" calcext:value-type="float">
            <text:p>48122000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8122000" calcext:value-type="float">
            <text:p>48122000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8122000" calcext:value-type="float">
            <text:p>48122000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108000" calcext:value-type="float">
            <text:p>48108000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108000" calcext:value-type="float">
            <text:p>48108000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108000" calcext:value-type="float">
            <text:p>48108000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8070000" calcext:value-type="float">
            <text:p>48070000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8048000" calcext:value-type="float">
            <text:p>48048000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8048000" calcext:value-type="float">
            <text:p>48048000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8048000" calcext:value-type="float">
            <text:p>48048000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8026000" calcext:value-type="float">
            <text:p>48026000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006000" calcext:value-type="float">
            <text:p>48006000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006000" calcext:value-type="float">
            <text:p>48006000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7986000" calcext:value-type="float">
            <text:p>47986000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7986000" calcext:value-type="float">
            <text:p>47986000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7986000" calcext:value-type="float">
            <text:p>47986000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7950000" calcext:value-type="float">
            <text:p>47950000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7950000" calcext:value-type="float">
            <text:p>47950000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7950000" calcext:value-type="float">
            <text:p>47950000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910000" calcext:value-type="float">
            <text:p>47910000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910000" calcext:value-type="float">
            <text:p>47910000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910000" calcext:value-type="float">
            <text:p>47910000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884000" calcext:value-type="float">
            <text:p>47884000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7878000" calcext:value-type="float">
            <text:p>47878000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7878000" calcext:value-type="float">
            <text:p>47878000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7878000" calcext:value-type="float">
            <text:p>47878000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7872000" calcext:value-type="float">
            <text:p>47872000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7816000" calcext:value-type="float">
            <text:p>47816000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7816000" calcext:value-type="float">
            <text:p>47816000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47816000" calcext:value-type="float">
            <text:p>47816000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802000" calcext:value-type="float">
            <text:p>47802000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7778000" calcext:value-type="float">
            <text:p>47778000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7778000" calcext:value-type="float">
            <text:p>47778000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7778000" calcext:value-type="float">
            <text:p>47778000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7756000" calcext:value-type="float">
            <text:p>47756000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7690000" calcext:value-type="float">
            <text:p>47690000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7690000" calcext:value-type="float">
            <text:p>47690000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7690000" calcext:value-type="float">
            <text:p>47690000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688000" calcext:value-type="float">
            <text:p>47688000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7680000" calcext:value-type="float">
            <text:p>47680000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7586000" calcext:value-type="float">
            <text:p>47586000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7586000" calcext:value-type="float">
            <text:p>47586000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7586000" calcext:value-type="float">
            <text:p>47586000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7584000" calcext:value-type="float">
            <text:p>47584000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7556000" calcext:value-type="float">
            <text:p>47556000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7552000" calcext:value-type="float">
            <text:p>47552000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7544000" calcext:value-type="float">
            <text:p>47544000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7518000" calcext:value-type="float">
            <text:p>47518000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7518000" calcext:value-type="float">
            <text:p>47518000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7518000" calcext:value-type="float">
            <text:p>47518000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7512000" calcext:value-type="float">
            <text:p>47512000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7512000" calcext:value-type="float">
            <text:p>47512000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7512000" calcext:value-type="float">
            <text:p>47512000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7512000" calcext:value-type="float">
            <text:p>47512000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7512000" calcext:value-type="float">
            <text:p>47512000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7512000" calcext:value-type="float">
            <text:p>47512000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7486000" calcext:value-type="float">
            <text:p>47486000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7464000" calcext:value-type="float">
            <text:p>47464000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7464000" calcext:value-type="float">
            <text:p>47464000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7464000" calcext:value-type="float">
            <text:p>47464000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7420000" calcext:value-type="float">
            <text:p>47420000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7420000" calcext:value-type="float">
            <text:p>47420000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7420000" calcext:value-type="float">
            <text:p>47420000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258000" calcext:value-type="float">
            <text:p>47258000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258000" calcext:value-type="float">
            <text:p>47258000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258000" calcext:value-type="float">
            <text:p>47258000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226000" calcext:value-type="float">
            <text:p>47226000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226000" calcext:value-type="float">
            <text:p>47226000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226000" calcext:value-type="float">
            <text:p>47226000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7210000" calcext:value-type="float">
            <text:p>47210000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7210000" calcext:value-type="float">
            <text:p>47210000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7210000" calcext:value-type="float">
            <text:p>47210000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7128000" calcext:value-type="float">
            <text:p>47128000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7128000" calcext:value-type="float">
            <text:p>4712800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7128000" calcext:value-type="float">
            <text:p>47128000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112000" calcext:value-type="float">
            <text:p>47112000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112000" calcext:value-type="float">
            <text:p>47112000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112000" calcext:value-type="float">
            <text:p>47112000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7102000" calcext:value-type="float">
            <text:p>47102000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7102000" calcext:value-type="float">
            <text:p>47102000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7102000" calcext:value-type="float">
            <text:p>47102000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092000" calcext:value-type="float">
            <text:p>47092000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7092000" calcext:value-type="float">
            <text:p>47092000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092000" calcext:value-type="float">
            <text:p>47092000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7092000" calcext:value-type="float">
            <text:p>47092000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092000" calcext:value-type="float">
            <text:p>47092000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7092000" calcext:value-type="float">
            <text:p>47092000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080000" calcext:value-type="float">
            <text:p>47080000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032000" calcext:value-type="float">
            <text:p>47032000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7008000" calcext:value-type="float">
            <text:p>4700800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7004000" calcext:value-type="float">
            <text:p>47004000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7004000" calcext:value-type="float">
            <text:p>47004000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7004000" calcext:value-type="float">
            <text:p>47004000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47000000" calcext:value-type="float">
            <text:p>4.70E+07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47000000" calcext:value-type="float">
            <text:p>4.70E+07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47000000" calcext:value-type="float">
            <text:p>4.70E+07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6964000" calcext:value-type="float">
            <text:p>46964000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6964000" calcext:value-type="float">
            <text:p>46964000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6964000" calcext:value-type="float">
            <text:p>46964000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6940000" calcext:value-type="float">
            <text:p>46940000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6936000" calcext:value-type="float">
            <text:p>46936000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6900000" calcext:value-type="float">
            <text:p>4690000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6900000" calcext:value-type="float">
            <text:p>46900000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6900000" calcext:value-type="float">
            <text:p>46900000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830000" calcext:value-type="float">
            <text:p>46830000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6818000" calcext:value-type="float">
            <text:p>46818000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6818000" calcext:value-type="float">
            <text:p>46818000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6818000" calcext:value-type="float">
            <text:p>46818000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6810000" calcext:value-type="float">
            <text:p>46810000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6810000" calcext:value-type="float">
            <text:p>46810000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6810000" calcext:value-type="float">
            <text:p>46810000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6800000" calcext:value-type="float">
            <text:p>46800000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6800000" calcext:value-type="float">
            <text:p>46800000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6800000" calcext:value-type="float">
            <text:p>46800000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6798000" calcext:value-type="float">
            <text:p>46798000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6798000" calcext:value-type="float">
            <text:p>46798000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6798000" calcext:value-type="float">
            <text:p>46798000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6758000" calcext:value-type="float">
            <text:p>46758000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6752000" calcext:value-type="float">
            <text:p>46752000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668000" calcext:value-type="float">
            <text:p>46668000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6656000" calcext:value-type="float">
            <text:p>46656000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654000" calcext:value-type="float">
            <text:p>46654000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6654000" calcext:value-type="float">
            <text:p>46654000</text:p>
          </table:table-cell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654000" calcext:value-type="float">
            <text:p>46654000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6654000" calcext:value-type="float">
            <text:p>46654000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654000" calcext:value-type="float">
            <text:p>46654000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-0.1" calcext:value-type="float">
            <text:p>-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6654000" calcext:value-type="float">
            <text:p>46654000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6604000" calcext:value-type="float">
            <text:p>46604000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6602000" calcext:value-type="float">
            <text:p>46602000</text:p>
          </table:table-cell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46600000" calcext:value-type="float">
            <text:p>46600000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6598000" calcext:value-type="float">
            <text:p>46598000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6562000" calcext:value-type="float">
            <text:p>4656200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6534000" calcext:value-type="float">
            <text:p>46534000</text:p>
          </table:table-cell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6534000" calcext:value-type="float">
            <text:p>46534000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6534000" calcext:value-type="float">
            <text:p>46534000</text:p>
          </table:table-cell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532000" calcext:value-type="float">
            <text:p>46532000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6524000" calcext:value-type="float">
            <text:p>46524000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6524000" calcext:value-type="float">
            <text:p>46524000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6524000" calcext:value-type="float">
            <text:p>46524000</text:p>
          </table:table-cell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6524000" calcext:value-type="float">
            <text:p>46524000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464000" calcext:value-type="float">
            <text:p>46464000</text:p>
          </table:table-cell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6464000" calcext:value-type="float">
            <text:p>46464000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418000" calcext:value-type="float">
            <text:p>46418000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6394000" calcext:value-type="float">
            <text:p>4639400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332000" calcext:value-type="float">
            <text:p>46332000</text:p>
          </table:table-cell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6310000" calcext:value-type="float">
            <text:p>46310000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6310000" calcext:value-type="float">
            <text:p>46310000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6310000" calcext:value-type="float">
            <text:p>46310000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6198000" calcext:value-type="float">
            <text:p>46198000</text:p>
          </table:table-cell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6198000" calcext:value-type="float">
            <text:p>46198000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6198000" calcext:value-type="float">
            <text:p>46198000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6180000" calcext:value-type="float">
            <text:p>46180000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6168000" calcext:value-type="float">
            <text:p>46168000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6168000" calcext:value-type="float">
            <text:p>46168000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6168000" calcext:value-type="float">
            <text:p>46168000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6156000" calcext:value-type="float">
            <text:p>4615600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6156000" calcext:value-type="float">
            <text:p>46156000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6156000" calcext:value-type="float">
            <text:p>46156000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6096000" calcext:value-type="float">
            <text:p>46096000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6046000" calcext:value-type="float">
            <text:p>46046000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6046000" calcext:value-type="float">
            <text:p>46046000</text:p>
          </table:table-cell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6046000" calcext:value-type="float">
            <text:p>46046000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6008000" calcext:value-type="float">
            <text:p>46008000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38000" calcext:value-type="float">
            <text:p>45938000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38000" calcext:value-type="float">
            <text:p>45938000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38000" calcext:value-type="float">
            <text:p>45938000</text:p>
          </table:table-cell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938000" calcext:value-type="float">
            <text:p>4593800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938000" calcext:value-type="float">
            <text:p>45938000</text:p>
          </table:table-cell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938000" calcext:value-type="float">
            <text:p>45938000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5880000" calcext:value-type="float">
            <text:p>45880000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5880000" calcext:value-type="float">
            <text:p>45880000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5880000" calcext:value-type="float">
            <text:p>45880000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5798000" calcext:value-type="float">
            <text:p>45798000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5764000" calcext:value-type="float">
            <text:p>45764000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5764000" calcext:value-type="float">
            <text:p>45764000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5764000" calcext:value-type="float">
            <text:p>45764000</text:p>
          </table:table-cell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5714000" calcext:value-type="float">
            <text:p>45714000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5714000" calcext:value-type="float">
            <text:p>45714000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5714000" calcext:value-type="float">
            <text:p>45714000</text:p>
          </table:table-cell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5686000" calcext:value-type="float">
            <text:p>45686000</text:p>
          </table:table-cell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5686000" calcext:value-type="float">
            <text:p>45686000</text:p>
          </table:table-cell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5686000" calcext:value-type="float">
            <text:p>45686000</text:p>
          </table:table-cell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5640000" calcext:value-type="float">
            <text:p>45640000</text:p>
          </table:table-cell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5592000" calcext:value-type="float">
            <text:p>45592000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5578000" calcext:value-type="float">
            <text:p>45578000</text:p>
          </table:table-cell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5578000" calcext:value-type="float">
            <text:p>45578000</text:p>
          </table:table-cell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5578000" calcext:value-type="float">
            <text:p>45578000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5524000" calcext:value-type="float">
            <text:p>45524000</text:p>
          </table:table-cell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5514000" calcext:value-type="float">
            <text:p>45514000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5514000" calcext:value-type="float">
            <text:p>45514000</text:p>
          </table:table-cell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5514000" calcext:value-type="float">
            <text:p>45514000</text:p>
          </table:table-cell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5506000" calcext:value-type="float">
            <text:p>45506000</text:p>
          </table:table-cell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5506000" calcext:value-type="float">
            <text:p>45506000</text:p>
          </table:table-cell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5506000" calcext:value-type="float">
            <text:p>45506000</text:p>
          </table:table-cell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5466000" calcext:value-type="float">
            <text:p>45466000</text:p>
          </table:table-cell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5446000" calcext:value-type="float">
            <text:p>45446000</text:p>
          </table:table-cell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5446000" calcext:value-type="float">
            <text:p>45446000</text:p>
          </table:table-cell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5446000" calcext:value-type="float">
            <text:p>45446000</text:p>
          </table:table-cell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402000" calcext:value-type="float">
            <text:p>45402000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402000" calcext:value-type="float">
            <text:p>45402000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5402000" calcext:value-type="float">
            <text:p>45402000</text:p>
          </table:table-cell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360000" calcext:value-type="float">
            <text:p>45360000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360000" calcext:value-type="float">
            <text:p>45360000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5360000" calcext:value-type="float">
            <text:p>45360000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322000" calcext:value-type="float">
            <text:p>45322000</text:p>
          </table:table-cell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5322000" calcext:value-type="float">
            <text:p>45322000</text:p>
          </table:table-cell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5318000" calcext:value-type="float">
            <text:p>45318000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5318000" calcext:value-type="float">
            <text:p>45318000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5318000" calcext:value-type="float">
            <text:p>45318000</text:p>
          </table:table-cell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5292000" calcext:value-type="float">
            <text:p>45292000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5292000" calcext:value-type="float">
            <text:p>45292000</text:p>
          </table:table-cell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5292000" calcext:value-type="float">
            <text:p>45292000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5220000" calcext:value-type="float">
            <text:p>45220000</text:p>
          </table:table-cell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5220000" calcext:value-type="float">
            <text:p>45220000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5170000" calcext:value-type="float">
            <text:p>45170000</text:p>
          </table:table-cell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5170000" calcext:value-type="float">
            <text:p>45170000</text:p>
          </table:table-cell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5170000" calcext:value-type="float">
            <text:p>45170000</text:p>
          </table:table-cell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5154000" calcext:value-type="float">
            <text:p>45154000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5134000" calcext:value-type="float">
            <text:p>45134000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5120000" calcext:value-type="float">
            <text:p>45120000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5064000" calcext:value-type="float">
            <text:p>45064000</text:p>
          </table:table-cell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4952000" calcext:value-type="float">
            <text:p>44952000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922000" calcext:value-type="float">
            <text:p>44922000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4844000" calcext:value-type="float">
            <text:p>44844000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4844000" calcext:value-type="float">
            <text:p>44844000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4844000" calcext:value-type="float">
            <text:p>44844000</text:p>
          </table:table-cell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4820000" calcext:value-type="float">
            <text:p>44820000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4810000" calcext:value-type="float">
            <text:p>44810000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4810000" calcext:value-type="float">
            <text:p>44810000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4810000" calcext:value-type="float">
            <text:p>44810000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4796000" calcext:value-type="float">
            <text:p>44796000</text:p>
          </table:table-cell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4796000" calcext:value-type="float">
            <text:p>44796000</text:p>
          </table:table-cell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4796000" calcext:value-type="float">
            <text:p>44796000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4776000" calcext:value-type="float">
            <text:p>44776000</text:p>
          </table:table-cell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4718000" calcext:value-type="float">
            <text:p>44718000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4718000" calcext:value-type="float">
            <text:p>44718000</text:p>
          </table:table-cell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4718000" calcext:value-type="float">
            <text:p>44718000</text:p>
          </table:table-cell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4666000" calcext:value-type="float">
            <text:p>44666000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4666000" calcext:value-type="float">
            <text:p>44666000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4654000" calcext:value-type="float">
            <text:p>44654000</text:p>
          </table:table-cell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4654000" calcext:value-type="float">
            <text:p>44654000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44654000" calcext:value-type="float">
            <text:p>44654000</text:p>
          </table:table-cell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4650000" calcext:value-type="float">
            <text:p>44650000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4650000" calcext:value-type="float">
            <text:p>44650000</text:p>
          </table:table-cell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4650000" calcext:value-type="float">
            <text:p>44650000</text:p>
          </table:table-cell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572000" calcext:value-type="float">
            <text:p>44572000</text:p>
          </table:table-cell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4572000" calcext:value-type="float">
            <text:p>44572000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548000" calcext:value-type="float">
            <text:p>44548000</text:p>
          </table:table-cell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4548000" calcext:value-type="float">
            <text:p>44548000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548000" calcext:value-type="float">
            <text:p>44548000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4548000" calcext:value-type="float">
            <text:p>44548000</text:p>
          </table:table-cell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548000" calcext:value-type="float">
            <text:p>44548000</text:p>
          </table:table-cell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4548000" calcext:value-type="float">
            <text:p>44548000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4528000" calcext:value-type="float">
            <text:p>44528000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4528000" calcext:value-type="float">
            <text:p>44528000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4528000" calcext:value-type="float">
            <text:p>44528000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494000" calcext:value-type="float">
            <text:p>4449400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4488000" calcext:value-type="float">
            <text:p>44488000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4488000" calcext:value-type="float">
            <text:p>44488000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44488000" calcext:value-type="float">
            <text:p>44488000</text:p>
          </table:table-cell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4426000" calcext:value-type="float">
            <text:p>44426000</text:p>
          </table:table-cell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418000" calcext:value-type="float">
            <text:p>44418000</text:p>
          </table:table-cell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4406000" calcext:value-type="float">
            <text:p>44406000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4406000" calcext:value-type="float">
            <text:p>44406000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4406000" calcext:value-type="float">
            <text:p>44406000</text:p>
          </table:table-cell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4352000" calcext:value-type="float">
            <text:p>44352000</text:p>
          </table:table-cell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284000" calcext:value-type="float">
            <text:p>44284000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284000" calcext:value-type="float">
            <text:p>44284000</text:p>
          </table:table-cell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float" office:value="-0.1" calcext:value-type="float">
            <text:p>-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284000" calcext:value-type="float">
            <text:p>44284000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178000" calcext:value-type="float">
            <text:p>44178000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178000" calcext:value-type="float">
            <text:p>44178000</text:p>
          </table:table-cell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178000" calcext:value-type="float">
            <text:p>44178000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4168000" calcext:value-type="float">
            <text:p>44168000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4168000" calcext:value-type="float">
            <text:p>44168000</text:p>
          </table:table-cell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4168000" calcext:value-type="float">
            <text:p>44168000</text:p>
          </table:table-cell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4162000" calcext:value-type="float">
            <text:p>44162000</text:p>
          </table:table-cell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4162000" calcext:value-type="float">
            <text:p>44162000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4162000" calcext:value-type="float">
            <text:p>44162000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4160000" calcext:value-type="float">
            <text:p>44160000</text:p>
          </table:table-cell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4160000" calcext:value-type="float">
            <text:p>44160000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4160000" calcext:value-type="float">
            <text:p>44160000</text:p>
          </table:table-cell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4140000" calcext:value-type="float">
            <text:p>44140000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4140000" calcext:value-type="float">
            <text:p>44140000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4140000" calcext:value-type="float">
            <text:p>44140000</text:p>
          </table:table-cell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4096000" calcext:value-type="float">
            <text:p>44096000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060000" calcext:value-type="float">
            <text:p>44060000</text:p>
          </table:table-cell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060000" calcext:value-type="float">
            <text:p>44060000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060000" calcext:value-type="float">
            <text:p>44060000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4046000" calcext:value-type="float">
            <text:p>44046000</text:p>
          </table:table-cell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4008000" calcext:value-type="float">
            <text:p>44008000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4008000" calcext:value-type="float">
            <text:p>44008000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4008000" calcext:value-type="float">
            <text:p>44008000</text:p>
          </table:table-cell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3828000" calcext:value-type="float">
            <text:p>43828000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3828000" calcext:value-type="float">
            <text:p>43828000</text:p>
          </table:table-cell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3828000" calcext:value-type="float">
            <text:p>43828000</text:p>
          </table:table-cell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3714000" calcext:value-type="float">
            <text:p>43714000</text:p>
          </table:table-cell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3714000" calcext:value-type="float">
            <text:p>43714000</text:p>
          </table:table-cell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3714000" calcext:value-type="float">
            <text:p>43714000</text:p>
          </table:table-cell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518000" calcext:value-type="float">
            <text:p>43518000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3466000" calcext:value-type="float">
            <text:p>43466000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3466000" calcext:value-type="float">
            <text:p>43466000</text:p>
          </table:table-cell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3466000" calcext:value-type="float">
            <text:p>43466000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3416000" calcext:value-type="float">
            <text:p>43416000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3372000" calcext:value-type="float">
            <text:p>43372000</text:p>
          </table:table-cell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3370000" calcext:value-type="float">
            <text:p>43370000</text:p>
          </table:table-cell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3370000" calcext:value-type="float">
            <text:p>43370000</text:p>
          </table:table-cell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3370000" calcext:value-type="float">
            <text:p>43370000</text:p>
          </table:table-cell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3302000" calcext:value-type="float">
            <text:p>43302000</text:p>
          </table:table-cell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3302000" calcext:value-type="float">
            <text:p>43302000</text:p>
          </table:table-cell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3302000" calcext:value-type="float">
            <text:p>43302000</text:p>
          </table:table-cell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282000" calcext:value-type="float">
            <text:p>43282000</text:p>
          </table:table-cell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3252000" calcext:value-type="float">
            <text:p>43252000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3252000" calcext:value-type="float">
            <text:p>43252000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3252000" calcext:value-type="float">
            <text:p>43252000</text:p>
          </table:table-cell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3144000" calcext:value-type="float">
            <text:p>43144000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3076000" calcext:value-type="float">
            <text:p>43076000</text:p>
          </table:table-cell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3076000" calcext:value-type="float">
            <text:p>43076000</text:p>
          </table:table-cell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3076000" calcext:value-type="float">
            <text:p>43076000</text:p>
          </table:table-cell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3060000" calcext:value-type="float">
            <text:p>43060000</text:p>
          </table:table-cell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2906000" calcext:value-type="float">
            <text:p>42906000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2906000" calcext:value-type="float">
            <text:p>42906000</text:p>
          </table:table-cell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42906000" calcext:value-type="float">
            <text:p>42906000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2644000" calcext:value-type="float">
            <text:p>42644000</text:p>
          </table:table-cell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2636000" calcext:value-type="float">
            <text:p>42636000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2636000" calcext:value-type="float">
            <text:p>42636000</text:p>
          </table:table-cell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2636000" calcext:value-type="float">
            <text:p>42636000</text:p>
          </table:table-cell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530000" calcext:value-type="float">
            <text:p>42530000</text:p>
          </table:table-cell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2476000" calcext:value-type="float">
            <text:p>42476000</text:p>
          </table:table-cell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2476000" calcext:value-type="float">
            <text:p>42476000</text:p>
          </table:table-cell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2476000" calcext:value-type="float">
            <text:p>42476000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2448000" calcext:value-type="float">
            <text:p>42448000</text:p>
          </table:table-cell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2448000" calcext:value-type="float">
            <text:p>42448000</text:p>
          </table:table-cell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42448000" calcext:value-type="float">
            <text:p>42448000</text:p>
          </table:table-cell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2438000" calcext:value-type="float">
            <text:p>42438000</text:p>
          </table:table-cell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2438000" calcext:value-type="float">
            <text:p>42438000</text:p>
          </table:table-cell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2438000" calcext:value-type="float">
            <text:p>42438000</text:p>
          </table:table-cell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42376000" calcext:value-type="float">
            <text:p>42376000</text:p>
          </table:table-cell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2374000" calcext:value-type="float">
            <text:p>42374000</text:p>
          </table:table-cell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2284000" calcext:value-type="float">
            <text:p>42284000</text:p>
          </table:table-cell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2284000" calcext:value-type="float">
            <text:p>42284000</text:p>
          </table:table-cell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2284000" calcext:value-type="float">
            <text:p>42284000</text:p>
          </table:table-cell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2140000" calcext:value-type="float">
            <text:p>42140000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2140000" calcext:value-type="float">
            <text:p>42140000</text:p>
          </table:table-cell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42140000" calcext:value-type="float">
            <text:p>42140000</text:p>
          </table:table-cell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2054000" calcext:value-type="float">
            <text:p>42054000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2054000" calcext:value-type="float">
            <text:p>42054000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42054000" calcext:value-type="float">
            <text:p>42054000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994000" calcext:value-type="float">
            <text:p>4199400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994000" calcext:value-type="float">
            <text:p>41994000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994000" calcext:value-type="float">
            <text:p>4199400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1880000" calcext:value-type="float">
            <text:p>41880000</text:p>
          </table:table-cell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1880000" calcext:value-type="float">
            <text:p>41880000</text:p>
          </table:table-cell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1880000" calcext:value-type="float">
            <text:p>41880000</text:p>
          </table:table-cell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1872000" calcext:value-type="float">
            <text:p>41872000</text:p>
          </table:table-cell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1872000" calcext:value-type="float">
            <text:p>41872000</text:p>
          </table:table-cell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1872000" calcext:value-type="float">
            <text:p>41872000</text:p>
          </table:table-cell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862000" calcext:value-type="float">
            <text:p>41862000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748000" calcext:value-type="float">
            <text:p>41748000</text:p>
          </table:table-cell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748000" calcext:value-type="float">
            <text:p>41748000</text:p>
          </table:table-cell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748000" calcext:value-type="float">
            <text:p>41748000</text:p>
          </table:table-cell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748000" calcext:value-type="float">
            <text:p>41748000</text:p>
          </table:table-cell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748000" calcext:value-type="float">
            <text:p>41748000</text:p>
          </table:table-cell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748000" calcext:value-type="float">
            <text:p>41748000</text:p>
          </table:table-cell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1624000" calcext:value-type="float">
            <text:p>41624000</text:p>
          </table:table-cell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1624000" calcext:value-type="float">
            <text:p>41624000</text:p>
          </table:table-cell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1624000" calcext:value-type="float">
            <text:p>41624000</text:p>
          </table:table-cell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1590000" calcext:value-type="float">
            <text:p>41590000</text:p>
          </table:table-cell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1558000" calcext:value-type="float">
            <text:p>41558000</text:p>
          </table:table-cell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1558000" calcext:value-type="float">
            <text:p>41558000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41558000" calcext:value-type="float">
            <text:p>41558000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1506000" calcext:value-type="float">
            <text:p>41506000</text:p>
          </table:table-cell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1506000" calcext:value-type="float">
            <text:p>41506000</text:p>
          </table:table-cell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41506000" calcext:value-type="float">
            <text:p>41506000</text:p>
          </table:table-cell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1360000" calcext:value-type="float">
            <text:p>41360000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252000" calcext:value-type="float">
            <text:p>41252000</text:p>
          </table:table-cell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1252000" calcext:value-type="float">
            <text:p>41252000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1252000" calcext:value-type="float">
            <text:p>41252000</text:p>
          </table:table-cell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1194000" calcext:value-type="float">
            <text:p>41194000</text:p>
          </table:table-cell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1172000" calcext:value-type="float">
            <text:p>41172000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0894000" calcext:value-type="float">
            <text:p>40894000</text:p>
          </table:table-cell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0894000" calcext:value-type="float">
            <text:p>40894000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40894000" calcext:value-type="float">
            <text:p>40894000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774000" calcext:value-type="float">
            <text:p>40774000</text:p>
          </table:table-cell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0774000" calcext:value-type="float">
            <text:p>40774000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774000" calcext:value-type="float">
            <text:p>40774000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0774000" calcext:value-type="float">
            <text:p>40774000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774000" calcext:value-type="float">
            <text:p>40774000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0774000" calcext:value-type="float">
            <text:p>40774000</text:p>
          </table:table-cell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576000" calcext:value-type="float">
            <text:p>40576000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574000" calcext:value-type="float">
            <text:p>40574000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40574000" calcext:value-type="float">
            <text:p>40574000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0486000" calcext:value-type="float">
            <text:p>40486000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0486000" calcext:value-type="float">
            <text:p>40486000</text:p>
          </table:table-cell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0486000" calcext:value-type="float">
            <text:p>40486000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0396000" calcext:value-type="float">
            <text:p>40396000</text:p>
          </table:table-cell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0396000" calcext:value-type="float">
            <text:p>40396000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40396000" calcext:value-type="float">
            <text:p>40396000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380000" calcext:value-type="float">
            <text:p>40380000</text:p>
          </table:table-cell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40272000" calcext:value-type="float">
            <text:p>40272000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0268000" calcext:value-type="float">
            <text:p>40268000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0268000" calcext:value-type="float">
            <text:p>40268000</text:p>
          </table:table-cell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40268000" calcext:value-type="float">
            <text:p>40268000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234000" calcext:value-type="float">
            <text:p>40234000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234000" calcext:value-type="float">
            <text:p>40234000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234000" calcext:value-type="float">
            <text:p>40234000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0042000" calcext:value-type="float">
            <text:p>40042000</text:p>
          </table:table-cell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0042000" calcext:value-type="float">
            <text:p>40042000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0042000" calcext:value-type="float">
            <text:p>40042000</text:p>
          </table:table-cell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9960000" calcext:value-type="float">
            <text:p>39960000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9960000" calcext:value-type="float">
            <text:p>39960000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9890000" calcext:value-type="float">
            <text:p>39890000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9890000" calcext:value-type="float">
            <text:p>39890000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9890000" calcext:value-type="float">
            <text:p>39890000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9824000" calcext:value-type="float">
            <text:p>39824000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9824000" calcext:value-type="float">
            <text:p>39824000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9824000" calcext:value-type="float">
            <text:p>39824000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582000" calcext:value-type="float">
            <text:p>39582000</text:p>
          </table:table-cell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582000" calcext:value-type="float">
            <text:p>39582000</text:p>
          </table:table-cell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582000" calcext:value-type="float">
            <text:p>39582000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9534000" calcext:value-type="float">
            <text:p>39534000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9530000" calcext:value-type="float">
            <text:p>39530000</text:p>
          </table:table-cell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526000" calcext:value-type="float">
            <text:p>39526000</text:p>
          </table:table-cell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526000" calcext:value-type="float">
            <text:p>39526000</text:p>
          </table:table-cell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526000" calcext:value-type="float">
            <text:p>39526000</text:p>
          </table:table-cell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9512000" calcext:value-type="float">
            <text:p>39512000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39384000" calcext:value-type="float">
            <text:p>39384000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39384000" calcext:value-type="float">
            <text:p>39384000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9294000" calcext:value-type="float">
            <text:p>39294000</text:p>
          </table:table-cell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9294000" calcext:value-type="float">
            <text:p>39294000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9294000" calcext:value-type="float">
            <text:p>39294000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232000" calcext:value-type="float">
            <text:p>39232000</text:p>
          </table:table-cell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232000" calcext:value-type="float">
            <text:p>39232000</text:p>
          </table:table-cell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232000" calcext:value-type="float">
            <text:p>39232000</text:p>
          </table:table-cell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232000" calcext:value-type="float">
            <text:p>39232000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9232000" calcext:value-type="float">
            <text:p>39232000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9194000" calcext:value-type="float">
            <text:p>39194000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9184000" calcext:value-type="float">
            <text:p>39184000</text:p>
          </table:table-cell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9184000" calcext:value-type="float">
            <text:p>39184000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9184000" calcext:value-type="float">
            <text:p>39184000</text:p>
          </table:table-cell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9120000" calcext:value-type="float">
            <text:p>39120000</text:p>
          </table:table-cell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9120000" calcext:value-type="float">
            <text:p>39120000</text:p>
          </table:table-cell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9120000" calcext:value-type="float">
            <text:p>39120000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9120000" calcext:value-type="float">
            <text:p>39120000</text:p>
          </table:table-cell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9120000" calcext:value-type="float">
            <text:p>39120000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9120000" calcext:value-type="float">
            <text:p>39120000</text:p>
          </table:table-cell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39112000" calcext:value-type="float">
            <text:p>39112000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39112000" calcext:value-type="float">
            <text:p>39112000</text:p>
          </table:table-cell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39112000" calcext:value-type="float">
            <text:p>39112000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070000" calcext:value-type="float">
            <text:p>3907000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8816000" calcext:value-type="float">
            <text:p>38816000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8816000" calcext:value-type="float">
            <text:p>3881600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8816000" calcext:value-type="float">
            <text:p>38816000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8766000" calcext:value-type="float">
            <text:p>38766000</text:p>
          </table:table-cell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8766000" calcext:value-type="float">
            <text:p>38766000</text:p>
          </table:table-cell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38766000" calcext:value-type="float">
            <text:p>38766000</text:p>
          </table:table-cell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648000" calcext:value-type="float">
            <text:p>38648000</text:p>
          </table:table-cell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8642000" calcext:value-type="float">
            <text:p>38642000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8618000" calcext:value-type="float">
            <text:p>38618000</text:p>
          </table:table-cell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610000" calcext:value-type="float">
            <text:p>38610000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610000" calcext:value-type="float">
            <text:p>38610000</text:p>
          </table:table-cell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610000" calcext:value-type="float">
            <text:p>38610000</text:p>
          </table:table-cell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8552000" calcext:value-type="float">
            <text:p>38552000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8552000" calcext:value-type="float">
            <text:p>38552000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8552000" calcext:value-type="float">
            <text:p>38552000</text:p>
          </table:table-cell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8528000" calcext:value-type="float">
            <text:p>38528000</text:p>
          </table:table-cell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8516000" calcext:value-type="float">
            <text:p>38516000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8516000" calcext:value-type="float">
            <text:p>38516000</text:p>
          </table:table-cell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8516000" calcext:value-type="float">
            <text:p>38516000</text:p>
          </table:table-cell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8514000" calcext:value-type="float">
            <text:p>38514000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346000" calcext:value-type="float">
            <text:p>38346000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8346000" calcext:value-type="float">
            <text:p>38346000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38290000" calcext:value-type="float">
            <text:p>38290000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38290000" calcext:value-type="float">
            <text:p>38290000</text:p>
          </table:table-cell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38290000" calcext:value-type="float">
            <text:p>38290000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194000" calcext:value-type="float">
            <text:p>38194000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8194000" calcext:value-type="float">
            <text:p>38194000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170000" calcext:value-type="float">
            <text:p>38170000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8170000" calcext:value-type="float">
            <text:p>38170000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062000" calcext:value-type="float">
            <text:p>38062000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042000" calcext:value-type="float">
            <text:p>38042000</text:p>
          </table:table-cell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8042000" calcext:value-type="float">
            <text:p>38042000</text:p>
          </table:table-cell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8042000" calcext:value-type="float">
            <text:p>38042000</text:p>
          </table:table-cell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38042000" calcext:value-type="float">
            <text:p>38042000</text:p>
          </table:table-cell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38042000" calcext:value-type="float">
            <text:p>38042000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8030000" calcext:value-type="float">
            <text:p>38030000</text:p>
          </table:table-cell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38024000" calcext:value-type="float">
            <text:p>38024000</text:p>
          </table:table-cell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38024000" calcext:value-type="float">
            <text:p>38024000</text:p>
          </table:table-cell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966000" calcext:value-type="float">
            <text:p>37966000</text:p>
          </table:table-cell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956000" calcext:value-type="float">
            <text:p>37956000</text:p>
          </table:table-cell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956000" calcext:value-type="float">
            <text:p>37956000</text:p>
          </table:table-cell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7956000" calcext:value-type="float">
            <text:p>37956000</text:p>
          </table:table-cell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7892000" calcext:value-type="float">
            <text:p>37892000</text:p>
          </table:table-cell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7892000" calcext:value-type="float">
            <text:p>37892000</text:p>
          </table:table-cell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7892000" calcext:value-type="float">
            <text:p>37892000</text:p>
          </table:table-cell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7892000" calcext:value-type="float">
            <text:p>37892000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7892000" calcext:value-type="float">
            <text:p>37892000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7454000" calcext:value-type="float">
            <text:p>37454000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7454000" calcext:value-type="float">
            <text:p>37454000</text:p>
          </table:table-cell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7454000" calcext:value-type="float">
            <text:p>37454000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7216000" calcext:value-type="float">
            <text:p>37216000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7216000" calcext:value-type="float">
            <text:p>37216000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7216000" calcext:value-type="float">
            <text:p>37216000</text:p>
          </table:table-cell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7014000" calcext:value-type="float">
            <text:p>37014000</text:p>
          </table:table-cell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7014000" calcext:value-type="float">
            <text:p>37014000</text:p>
          </table:table-cell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7014000" calcext:value-type="float">
            <text:p>37014000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6914000" calcext:value-type="float">
            <text:p>36914000</text:p>
          </table:table-cell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6914000" calcext:value-type="float">
            <text:p>36914000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6914000" calcext:value-type="float">
            <text:p>36914000</text:p>
          </table:table-cell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830000" calcext:value-type="float">
            <text:p>36830000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6788000" calcext:value-type="float">
            <text:p>36788000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6788000" calcext:value-type="float">
            <text:p>36788000</text:p>
          </table:table-cell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6788000" calcext:value-type="float">
            <text:p>36788000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6608000" calcext:value-type="float">
            <text:p>36608000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6608000" calcext:value-type="float">
            <text:p>36608000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6608000" calcext:value-type="float">
            <text:p>3660800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220000" calcext:value-type="float">
            <text:p>3622000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220000" calcext:value-type="float">
            <text:p>3622000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220000" calcext:value-type="float">
            <text:p>36220000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6220000" calcext:value-type="float">
            <text:p>3622000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6220000" calcext:value-type="float">
            <text:p>36220000</text:p>
          </table:table-cell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6220000" calcext:value-type="float">
            <text:p>36220000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6022000" calcext:value-type="float">
            <text:p>36022000</text:p>
          </table:table-cell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6022000" calcext:value-type="float">
            <text:p>36022000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6022000" calcext:value-type="float">
            <text:p>36022000</text:p>
          </table:table-cell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5876000" calcext:value-type="float">
            <text:p>35876000</text:p>
          </table:table-cell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5876000" calcext:value-type="float">
            <text:p>35876000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5876000" calcext:value-type="float">
            <text:p>35876000</text:p>
          </table:table-cell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714000" calcext:value-type="float">
            <text:p>35714000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714000" calcext:value-type="float">
            <text:p>35714000</text:p>
          </table:table-cell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714000" calcext:value-type="float">
            <text:p>35714000</text:p>
          </table:table-cell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5392000" calcext:value-type="float">
            <text:p>35392000</text:p>
          </table:table-cell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float" office:value="-0.3" calcext:value-type="float">
            <text:p>-0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5392000" calcext:value-type="float">
            <text:p>35392000</text:p>
          </table:table-cell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float" office:value="-0.1" calcext:value-type="float">
            <text:p>-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5392000" calcext:value-type="float">
            <text:p>35392000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4718000" calcext:value-type="float">
            <text:p>34718000</text:p>
          </table:table-cell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4718000" calcext:value-type="float">
            <text:p>34718000</text:p>
          </table:table-cell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4718000" calcext:value-type="float">
            <text:p>34718000</text:p>
          </table:table-cell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4340000" calcext:value-type="float">
            <text:p>34340000</text:p>
          </table:table-cell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4340000" calcext:value-type="float">
            <text:p>34340000</text:p>
          </table:table-cell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4340000" calcext:value-type="float">
            <text:p>34340000</text:p>
          </table:table-cell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4204000" calcext:value-type="float">
            <text:p>34204000</text:p>
          </table:table-cell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4204000" calcext:value-type="float">
            <text:p>34204000</text:p>
          </table:table-cell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4204000" calcext:value-type="float">
            <text:p>34204000</text:p>
          </table:table-cell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616000" calcext:value-type="float">
            <text:p>33616000</text:p>
          </table:table-cell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616000" calcext:value-type="float">
            <text:p>33616000</text:p>
          </table:table-cell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616000" calcext:value-type="float">
            <text:p>33616000</text:p>
          </table:table-cell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3380000" calcext:value-type="float">
            <text:p>33380000</text:p>
          </table:table-cell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3380000" calcext:value-type="float">
            <text:p>33380000</text:p>
          </table:table-cell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3380000" calcext:value-type="float">
            <text:p>33380000</text:p>
          </table:table-cell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200000" calcext:value-type="float">
            <text:p>32200000</text:p>
          </table:table-cell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200000" calcext:value-type="float">
            <text:p>32200000</text:p>
          </table:table-cell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200000" calcext:value-type="float">
            <text:p>32200000</text:p>
          </table:table-cell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2200000" calcext:value-type="float">
            <text:p>32200000</text:p>
          </table:table-cell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2200000" calcext:value-type="float">
            <text:p>32200000</text:p>
          </table:table-cell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2200000" calcext:value-type="float">
            <text:p>32200000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056000" calcext:value-type="float">
            <text:p>32056000</text:p>
          </table:table-cell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056000" calcext:value-type="float">
            <text:p>32056000</text:p>
          </table:table-cell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056000" calcext:value-type="float">
            <text:p>32056000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2032000" calcext:value-type="float">
            <text:p>32032000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990000" calcext:value-type="float">
            <text:p>31990000</text:p>
          </table:table-cell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1990000" calcext:value-type="float">
            <text:p>31990000</text:p>
          </table:table-cell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990000" calcext:value-type="float">
            <text:p>31990000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1990000" calcext:value-type="float">
            <text:p>31990000</text:p>
          </table:table-cell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990000" calcext:value-type="float">
            <text:p>31990000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1990000" calcext:value-type="float">
            <text:p>31990000</text:p>
          </table:table-cell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742000" calcext:value-type="float">
            <text:p>31742000</text:p>
          </table:table-cell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742000" calcext:value-type="float">
            <text:p>31742000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742000" calcext:value-type="float">
            <text:p>31742000</text:p>
          </table:table-cell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31672000" calcext:value-type="float">
            <text:p>31672000</text:p>
          </table:table-cell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0766000" calcext:value-type="float">
            <text:p>30766000</text:p>
          </table:table-cell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0766000" calcext:value-type="float">
            <text:p>30766000</text:p>
          </table:table-cell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0766000" calcext:value-type="float">
            <text:p>30766000</text:p>
          </table:table-cell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0766000" calcext:value-type="float">
            <text:p>30766000</text:p>
          </table:table-cell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0766000" calcext:value-type="float">
            <text:p>30766000</text:p>
          </table:table-cell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30766000" calcext:value-type="float">
            <text:p>30766000</text:p>
          </table:table-cell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0444000" calcext:value-type="float">
            <text:p>30444000</text:p>
          </table:table-cell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float" office:value="-0.5" calcext:value-type="float">
            <text:p>-0.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294000" calcext:value-type="float">
            <text:p>30294000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float" office:value="-0.3" calcext:value-type="float">
            <text:p>-0.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294000" calcext:value-type="float">
            <text:p>30294000</text:p>
          </table:table-cell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float" office:value="-0.1" calcext:value-type="float">
            <text:p>-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294000" calcext:value-type="float">
            <text:p>30294000</text:p>
          </table:table-cell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122000" calcext:value-type="float">
            <text:p>30122000</text:p>
          </table:table-cell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122000" calcext:value-type="float">
            <text:p>30122000</text:p>
          </table:table-cell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122000" calcext:value-type="float">
            <text:p>30122000</text:p>
          </table:table-cell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9096000" calcext:value-type="float">
            <text:p>29096000</text:p>
          </table:table-cell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968000" calcext:value-type="float">
            <text:p>28968000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8882000" calcext:value-type="float">
            <text:p>28882000</text:p>
          </table:table-cell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782000" calcext:value-type="float">
            <text:p>28782000</text:p>
          </table:table-cell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782000" calcext:value-type="float">
            <text:p>28782000</text:p>
          </table:table-cell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782000" calcext:value-type="float">
            <text:p>28782000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8612000" calcext:value-type="float">
            <text:p>28612000</text:p>
          </table:table-cell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8612000" calcext:value-type="float">
            <text:p>28612000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8612000" calcext:value-type="float">
            <text:p>28612000</text:p>
          </table:table-cell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896000" calcext:value-type="float">
            <text:p>27896000</text:p>
          </table:table-cell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7896000" calcext:value-type="float">
            <text:p>27896000</text:p>
          </table:table-cell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896000" calcext:value-type="float">
            <text:p>27896000</text:p>
          </table:table-cell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7896000" calcext:value-type="float">
            <text:p>27896000</text:p>
          </table:table-cell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896000" calcext:value-type="float">
            <text:p>27896000</text:p>
          </table:table-cell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27896000" calcext:value-type="float">
            <text:p>27896000</text:p>
          </table:table-cell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float" office:value="-0.5" calcext:value-type="float">
            <text:p>-0.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438000" calcext:value-type="float">
            <text:p>27438000</text:p>
          </table:table-cell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float" office:value="-0.3" calcext:value-type="float">
            <text:p>-0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438000" calcext:value-type="float">
            <text:p>27438000</text:p>
          </table:table-cell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float" office:value="-0.1" calcext:value-type="float">
            <text:p>-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438000" calcext:value-type="float">
            <text:p>27438000</text:p>
          </table:table-cell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4830000" calcext:value-type="float">
            <text:p>24830000</text:p>
          </table:table-cell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4830000" calcext:value-type="float">
            <text:p>24830000</text:p>
          </table:table-cell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4830000" calcext:value-type="float">
            <text:p>24830000</text:p>
          </table:table-cell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4830000" calcext:value-type="float">
            <text:p>24830000</text:p>
          </table:table-cell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4830000" calcext:value-type="float">
            <text:p>24830000</text:p>
          </table:table-cell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4830000" calcext:value-type="float">
            <text:p>24830000</text:p>
          </table:table-cell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23052000" calcext:value-type="float">
            <text:p>23052000</text:p>
          </table:table-cell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23052000" calcext:value-type="float">
            <text:p>23052000</text:p>
          </table:table-cell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23052000" calcext:value-type="float">
            <text:p>23052000</text:p>
          </table:table-cell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23052000" calcext:value-type="float">
            <text:p>23052000</text:p>
          </table:table-cell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23052000" calcext:value-type="float">
            <text:p>23052000</text:p>
          </table:table-cell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23052000" calcext:value-type="float">
            <text:p>23052000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756000" calcext:value-type="float">
            <text:p>21756000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1756000" calcext:value-type="float">
            <text:p>21756000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1756000" calcext:value-type="float">
            <text:p>21756000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1756000" calcext:value-type="float">
            <text:p>21756000</text:p>
          </table:table-cell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1756000" calcext:value-type="float">
            <text:p>21756000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756000" calcext:value-type="float">
            <text:p>21756000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690000" calcext:value-type="float">
            <text:p>2169000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690000" calcext:value-type="float">
            <text:p>21690000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1690000" calcext:value-type="float">
            <text:p>21690000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1520000" calcext:value-type="float">
            <text:p>21520000</text:p>
          </table:table-cell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21520000" calcext:value-type="float">
            <text:p>21520000</text:p>
          </table:table-cell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21520000" calcext:value-type="float">
            <text:p>21520000</text:p>
          </table:table-cell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21520000" calcext:value-type="float">
            <text:p>21520000</text:p>
          </table:table-cell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21520000" calcext:value-type="float">
            <text:p>21520000</text:p>
          </table:table-cell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21520000" calcext:value-type="float">
            <text:p>21520000</text:p>
          </table:table-cell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1434000" calcext:value-type="float">
            <text:p>21434000</text:p>
          </table:table-cell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21434000" calcext:value-type="float">
            <text:p>21434000</text:p>
          </table:table-cell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14042000" calcext:value-type="float">
            <text:p>14042000</text:p>
          </table:table-cell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7392000" calcext:value-type="float">
            <text:p>7392000</text:p>
          </table:table-cell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6" calcext:value-type="float">
            <text:p>117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1" calcext:value-type="float">
            <text:p>120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0" calcext:value-type="float">
            <text:p>12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1" calcext:value-type="float">
            <text:p>1251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6" calcext:value-type="float">
            <text:p>1366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6" calcext:value-type="float">
            <text:p>1376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9" calcext:value-type="float">
            <text:p>1379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3" calcext:value-type="float">
            <text:p>138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9" calcext:value-type="float">
            <text:p>1389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0" calcext:value-type="float">
            <text:p>139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1" calcext:value-type="float">
            <text:p>1391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1" calcext:value-type="float">
            <text:p>1401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1" calcext:value-type="float">
            <text:p>1421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2" calcext:value-type="float">
            <text:p>1422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4" calcext:value-type="float">
            <text:p>142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5" calcext:value-type="float">
            <text:p>1425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6" calcext:value-type="float">
            <text:p>142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5" calcext:value-type="float">
            <text:p>1435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7" calcext:value-type="float">
            <text:p>143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0" calcext:value-type="float">
            <text:p>144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2" calcext:value-type="float">
            <text:p>1442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4" calcext:value-type="float">
            <text:p>1444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5" calcext:value-type="float">
            <text:p>1445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6" calcext:value-type="float">
            <text:p>144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7" calcext:value-type="float">
            <text:p>144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8" calcext:value-type="float">
            <text:p>144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9" calcext:value-type="float">
            <text:p>144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0" calcext:value-type="float">
            <text:p>145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1" calcext:value-type="float">
            <text:p>1451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3" calcext:value-type="float">
            <text:p>1453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9" calcext:value-type="float">
            <text:p>145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6" calcext:value-type="float">
            <text:p>1466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7" calcext:value-type="float">
            <text:p>146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2:Sheet1.F1472" table:display-filter-buttons="true">
          <table:filter>
            <table:filter-and>
              <table:filter-condition table:value="1" table:operator="=" table:field-number="0">
                <table:filter-set-item table:value="1"/>
                <table:filter-set-item table:value="10"/>
                <table:filter-set-item table:value="100"/>
                <table:filter-set-item table:value="2"/>
                <table:filter-set-item table:value="5"/>
                <table:filter-set-item table:value="50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3:23:24.240437013</meta:creation-date>
    <dc:date>2024-03-30T13:30:07.705105210</dc:date>
    <meta:editing-duration>PT6M44S</meta:editing-duration>
    <meta:editing-cycles>1</meta:editing-cycles>
    <meta:document-statistic meta:table-count="1" meta:cell-count="8825" meta:object-count="0"/>
    <meta:generator>LibreOffice/7.3.7.2$Linux_X86_64 LibreOffice_project/30$Build-2</meta:generator>
  </office:meta>
</office:document-meta>
</file>